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92391"/>
    </style:style>
    <style:style style:name="T2" style:family="text">
      <style:text-properties officeooo:rsid="001a7a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Olá, recrutador(a)! <text:span text:style-name="T1">B</text:span>om dia!</text:p>
      <text:p text:style-name="Standard"/>
      <text:p text:style-name="Standard"><text:span text:style-name="T2">Meu nome é Breno</text:span> Fernandes. <text:span text:style-name="T2">T</text:span>enho <text:span text:style-name="T1">17 </text:span>anos, sou estudante do 2º Ano Médio do Curso de Redes de Computadores.</text:p>
      <text:p text:style-name="Standard"/>
      <text:p text:style-name="Standard">Possuo habilidades em: Linux &amp; Shell Script, Windows, Programação python c/ Git, Redes (Servidores e parte física), LibreOffice, Pacote Office, Microsoft(Word, Excel, PowerPoint…) e <text:s/>Google g-suite;</text:p>
      <text:p text:style-name="Standard"/>
      <text:p text:style-name="Standard">Em meu planejamento para este ano estão os estudos de: Ansible, Docker, Terraform, Cloud e CI/CD...</text:p>
      <text:p text:style-name="Standard"/>
      <text:p text:style-name="Standard">Me vejo como um profissional com boa comunicação, pensamento estratégico e com facilidade de adaptar-me à diversas situações corporativas.</text:p>
      <text:p text:style-name="Standard"/>
      <text:p text:style-name="Standard">Para as atividades solicitadas para a vaga tenho interesse em assumir as responsabilidades pois a<text:span text:style-name="T1">s</text:span> mesma<text:span text:style-name="T1">s te</text:span>m haver com o meu perfil .</text:p>
      <text:p text:style-name="Standard"/>
      <text:p text:style-name="Standard">Fico à disposição para maiores esclarecimentos.</text:p>
      <text:p text:style-name="Standard"/>
      <text:p text:style-name="Standard"/>
      <text:p text:style-name="Standard"><text:span text:style-name="T1">Desde já agradeço pela atenção</text:span>.</text:p>
      <text:p text:style-name="Standard"/>
      <text:p text:style-name="Standard">Breno Fernandes <text:span text:style-name="T1">de Castro</text:span></text:p>
      <text:p text:style-name="Standard">(<text:span text:style-name="T1">21</text:span>) <text:span text:style-name="T1">98427883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9T20:07:47.606886340</meta:creation-date>
    <dc:date>2021-06-19T20:23:59.419998954</dc:date>
    <meta:editing-duration>PT6M1S</meta:editing-duration>
    <meta:editing-cycles>1</meta:editing-cycles>
    <meta:document-statistic meta:table-count="0" meta:image-count="0" meta:object-count="0" meta:page-count="1" meta:paragraph-count="10" meta:word-count="125" meta:character-count="821" meta:non-whitespace-character-count="705"/>
    <meta:generator>LibreOffice/6.4.7.2$Linux_X86_64 LibreOffice_project/40$Build-2</meta:generator>
  </office:meta>
</office:document-meta>
</file>